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8462bea010" style:family="table" style:master-page-name="ta-mp-0x7f8462bea010">
      <style:table-properties table:display="true" style:writing-mode="lr-tb"/>
    </style:style>
    <style:style style:name="ta-0x7f8462bea200" style:family="table" style:master-page-name="ta-mp-0x7f8462bea200">
      <style:table-properties table:display="true" style:writing-mode="lr-tb"/>
    </style:style>
    <style:style style:name="ta-0x7f8462bea3f0" style:family="table" style:master-page-name="ta-mp-0x7f8462bea3f0">
      <style:table-properties table:display="true" style:writing-mode="lr-tb"/>
    </style:style>
    <style:style style:name="ta-0x7f8462bea5e0" style:family="table" style:master-page-name="ta-mp-0x7f8462bea5e0">
      <style:table-properties table:display="true" style:writing-mode="lr-tb"/>
    </style:style>
    <style:style style:name="ta-0x7f8462bea7d0" style:family="table" style:master-page-name="ta-mp-0x7f8462bea7d0">
      <style:table-properties table:display="true" style:writing-mode="lr-tb"/>
    </style:style>
    <style:style style:name="ta-0x7f8462bea9c0" style:family="table" style:master-page-name="ta-mp-0x7f8462bea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8462c0021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8462c0034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8462c0046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112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06b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0c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113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07e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0da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059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090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0e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0f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0a3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0b5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11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137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19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114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149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1a6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12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15c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1b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1c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16e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1810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1dd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202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25f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115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215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271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1f0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227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28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29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23a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24c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02a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ba3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bff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116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bb5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c12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b90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bc8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c2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c3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bda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bed0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c49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c6e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cc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118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c81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cdd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c5c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c93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cf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d0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ca6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cb8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462c3d15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62.00pt" style:use-optimal-column-width="true"/>
    </style:style>
    <style:style style:name="ACOL-2" style:family="table-column"/>
    <style:style style:name="ACOL-3" style:family="table-column">
      <style:table-column-properties style:column-width="171.75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75.55pt" style:use-optimal-column-width="true"/>
    </style:style>
    <style:style style:name="ACOL-6" style:family="table-column">
      <style:table-column-properties style:column-width="489.75pt" style:use-optimal-column-width="true"/>
    </style:style>
    <style:style style:name="ACOL-7" style:family="table-column">
      <style:table-column-properties style:column-width="204.00pt" style:use-optimal-column-width="true"/>
    </style:style>
    <style:style style:name="ACOL-8" style:family="table-column">
      <style:table-column-properties style:column-width="80.25pt" style:use-optimal-column-width="true"/>
    </style:style>
    <style:style style:name="ACOL-9" style:family="table-column">
      <style:table-column-properties style:column-width="75.75pt" style:use-optimal-column-width="true"/>
    </style:style>
    <style:style style:name="ACOL-10" style:family="table-column">
      <style:table-column-properties style:column-width="56.25pt" style:use-optimal-column-width="true"/>
    </style:style>
    <style:style style:name="ACOL-11" style:family="table-column">
      <style:table-column-properties style:column-width="69.00pt" style:use-optimal-column-width="true"/>
    </style:style>
    <style:style style:name="ACOL-12" style:family="table-column">
      <style:table-column-properties style:column-width="55.50pt" style:use-optimal-column-width="true"/>
    </style:style>
    <style:style style:name="ACOL-13" style:family="table-column">
      <style:table-column-properties style:column-width="70.50pt" style:use-optimal-column-width="true"/>
    </style:style>
    <style:style style:name="ACOL-14" style:family="table-column">
      <style:table-column-properties style:column-width="157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8462bea01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8462c0021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8462c0034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8462c00340" office:value-type="string">
            <text:p>logi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8462c00340" office:value-type="string">
            <text:p>verifySearchKeywordRedirection</text:p>
          </table:table-cell>
          <table:table-cell table:number-columns-repeated="127" table:style-name="Gnumeric-default"/>
        </table:table-row>
        <table:table-row table:style-name="AROW-2">
          <table:table-cell table:style-name="ACE-0x7f8462c0046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8462bea200" table:print="false">
        <office:forms form:automatic-focus="false" form:apply-design-mode="false">
          <form:form/>
        </office:forms>
        <table:table-column table:default-cell-style-name="ACE-0x7f8462c11360" table:style-name="ACOL-3"/>
        <table:table-column table:default-cell-style-name="ACE-0x7f8462c00590" table:style-name="ACOL-4"/>
        <table:table-column table:default-cell-style-name="ACE-0x7f8462c11360" table:style-name="ACOL-5"/>
        <table:table-column table:default-cell-style-name="ACE-0x7f8462c11360" table:style-name="ACOL-6"/>
        <table:table-column table:default-cell-style-name="ACE-0x7f8462c11360" table:style-name="ACOL-7"/>
        <table:table-column table:default-cell-style-name="ACE-0x7f8462c11360" table:style-name="ACOL-8"/>
        <table:table-column table:default-cell-style-name="ACE-0x7f8462c11360" table:style-name="ACOL-9"/>
        <table:table-column table:default-cell-style-name="ACE-0x7f8462c11360" table:style-name="ACOL-10"/>
        <table:table-column table:default-cell-style-name="ACE-0x7f8462c11360" table:style-name="ACOL-11"/>
        <table:table-column table:default-cell-style-name="ACE-0x7f8462c11360" table:style-name="ACOL-12"/>
        <table:table-column table:default-cell-style-name="ACE-0x7f8462c11360" table:style-name="ACOL-13"/>
        <table:table-column table:default-cell-style-name="ACE-0x7f8462c11360" table:style-name="ACOL-14"/>
        <table:table-column table:default-cell-style-name="ACE-0x7f8462c11360" table:style-name="ACOL-0" table:number-columns-repeated="116"/>
        <table:table-row table:style-name="AROW-2">
          <table:table-cell table:style-name="ACE-0x7f8462c006b8" office:value-type="string">
            <text:p>User Name</text:p>
          </table:table-cell>
          <table:table-cell table:style-name="ACE-0x7f8462c007e0" office:value-type="string">
            <text:p>Password</text:p>
          </table:table-cell>
          <table:table-cell table:style-name="ACE-0x7f8462c00908" office:value-type="string">
            <text:p>SearchProduct</text:p>
          </table:table-cell>
          <table:table-cell table:style-name="ACE-0x7f8462c00908" office:value-type="string">
            <text:p>TabPanes</text:p>
          </table:table-cell>
          <table:table-cell table:style-name="ACE-0x7f8462c00a30" office:value-type="string">
            <text:p>ProductDetails</text:p>
          </table:table-cell>
          <table:table-cell table:style-name="ACE-0x7f8462c00b58" office:value-type="string">
            <text:p>Section</text:p>
          </table:table-cell>
          <table:table-cell table:number-columns-repeated="122" table:style-name="ACE-0x7f8462c11360"/>
        </table:table-row>
        <table:table-row table:style-name="AROW-2">
          <table:table-cell table:style-name="ACE-0x7f8462c00c80" office:value-type="string">
            <text:p>testshopclue@sc.com</text:p>
          </table:table-cell>
          <table:table-cell table:style-name="ACE-0x7f8462c00da8" office:value-type="string">
            <text:p>123456</text:p>
          </table:table-cell>
          <table:table-cell table:style-name="ACE-0x7f8462c00ed0" office:value-type="string">
            <text:p>Lakme</text:p>
          </table:table-cell>
          <table:table-cell table:style-name="ACE-0x7f8462c00ff8" office:value-type="string">
            <text:p>Keyword Type|Search Condition|Keyword|Re-direct (to URL)|MIDs Exempted|Substate|Section|Action</text:p>
          </table:table-cell>
          <table:table-cell table:style-name="ACE-0x7f8462c00ff8" office:value-type="string">
            <text:p>offers.html?sef_rewrite=1|142879|Active</text:p>
          </table:table-cell>
          <table:table-cell table:style-name="ACE-0x7f8462c01120" office:value-type="string">
            <text:p>Active|Disabled</text:p>
          </table:table-cell>
          <table:table-cell table:number-columns-repeated="122" table:style-name="ACE-0x7f8462c1136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f8462bea3f0" table:print="false">
        <office:forms form:automatic-focus="false" form:apply-design-mode="false">
          <form:form/>
        </office:forms>
        <table:table-column table:default-cell-style-name="ACE-0x7f8462c11488" table:style-name="ACOL-3"/>
        <table:table-column table:default-cell-style-name="ACE-0x7f8462c01248" table:style-name="ACOL-4"/>
        <table:table-column table:default-cell-style-name="ACE-0x7f8462c11488" table:style-name="ACOL-5"/>
        <table:table-column table:default-cell-style-name="ACE-0x7f8462c11488" table:style-name="ACOL-6"/>
        <table:table-column table:default-cell-style-name="ACE-0x7f8462c11488" table:style-name="ACOL-7"/>
        <table:table-column table:default-cell-style-name="ACE-0x7f8462c11488" table:style-name="ACOL-8"/>
        <table:table-column table:default-cell-style-name="ACE-0x7f8462c11488" table:style-name="ACOL-9"/>
        <table:table-column table:default-cell-style-name="ACE-0x7f8462c11488" table:style-name="ACOL-10"/>
        <table:table-column table:default-cell-style-name="ACE-0x7f8462c11488" table:style-name="ACOL-11"/>
        <table:table-column table:default-cell-style-name="ACE-0x7f8462c11488" table:style-name="ACOL-12"/>
        <table:table-column table:default-cell-style-name="ACE-0x7f8462c11488" table:style-name="ACOL-13"/>
        <table:table-column table:default-cell-style-name="ACE-0x7f8462c11488" table:style-name="ACOL-14"/>
        <table:table-column table:default-cell-style-name="ACE-0x7f8462c11488" table:style-name="ACOL-0" table:number-columns-repeated="116"/>
        <table:table-row table:style-name="AROW-2">
          <table:table-cell table:style-name="ACE-0x7f8462c01370" office:value-type="string">
            <text:p>User Name</text:p>
          </table:table-cell>
          <table:table-cell table:style-name="ACE-0x7f8462c01498" office:value-type="string">
            <text:p>Password</text:p>
          </table:table-cell>
          <table:table-cell table:style-name="ACE-0x7f8462c015c0" office:value-type="string">
            <text:p>SearchProduct</text:p>
          </table:table-cell>
          <table:table-cell table:style-name="ACE-0x7f8462c015c0" office:value-type="string">
            <text:p>TabPanes</text:p>
          </table:table-cell>
          <table:table-cell table:style-name="ACE-0x7f8462c016e8" office:value-type="string">
            <text:p>ProductDetails</text:p>
          </table:table-cell>
          <table:table-cell table:style-name="ACE-0x7f8462c01810" office:value-type="string">
            <text:p>Section</text:p>
          </table:table-cell>
          <table:table-cell table:number-columns-repeated="122" table:style-name="ACE-0x7f8462c11488"/>
        </table:table-row>
        <table:table-row table:style-name="AROW-2">
          <table:table-cell table:style-name="ACE-0x7f8462c01938" office:value-type="string">
            <text:p>testshopclue@sc.com</text:p>
          </table:table-cell>
          <table:table-cell table:style-name="ACE-0x7f8462c01a60" office:value-type="string">
            <text:p>123456</text:p>
          </table:table-cell>
          <table:table-cell table:style-name="ACE-0x7f8462c01b88" office:value-type="string">
            <text:p>Lakme</text:p>
          </table:table-cell>
          <table:table-cell table:style-name="ACE-0x7f8462c01cb0" office:value-type="string">
            <text:p>Keyword Type|Search Condition|Keyword|Re-direct (to URL)|MIDs Exempted|Substate|Section|Action</text:p>
          </table:table-cell>
          <table:table-cell table:style-name="ACE-0x7f8462c01cb0" office:value-type="string">
            <text:p>offers.html?sef_rewrite=1|142879|Active</text:p>
          </table:table-cell>
          <table:table-cell table:style-name="ACE-0x7f8462c01dd8" office:value-type="string">
            <text:p>Active|Disabled</text:p>
          </table:table-cell>
          <table:table-cell table:number-columns-repeated="122" table:style-name="ACE-0x7f8462c1148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3_TestData" table:style-name="ta-0x7f8462bea5e0" table:print="false">
        <office:forms form:automatic-focus="false" form:apply-design-mode="false">
          <form:form/>
        </office:forms>
        <table:table-column table:default-cell-style-name="ACE-0x7f8462c115b0" table:style-name="ACOL-3"/>
        <table:table-column table:default-cell-style-name="ACE-0x7f8462c01f00" table:style-name="ACOL-4"/>
        <table:table-column table:default-cell-style-name="ACE-0x7f8462c115b0" table:style-name="ACOL-5"/>
        <table:table-column table:default-cell-style-name="ACE-0x7f8462c115b0" table:style-name="ACOL-6"/>
        <table:table-column table:default-cell-style-name="ACE-0x7f8462c115b0" table:style-name="ACOL-7"/>
        <table:table-column table:default-cell-style-name="ACE-0x7f8462c115b0" table:style-name="ACOL-8"/>
        <table:table-column table:default-cell-style-name="ACE-0x7f8462c115b0" table:style-name="ACOL-9"/>
        <table:table-column table:default-cell-style-name="ACE-0x7f8462c115b0" table:style-name="ACOL-10"/>
        <table:table-column table:default-cell-style-name="ACE-0x7f8462c115b0" table:style-name="ACOL-11"/>
        <table:table-column table:default-cell-style-name="ACE-0x7f8462c115b0" table:style-name="ACOL-12"/>
        <table:table-column table:default-cell-style-name="ACE-0x7f8462c115b0" table:style-name="ACOL-13"/>
        <table:table-column table:default-cell-style-name="ACE-0x7f8462c115b0" table:style-name="ACOL-14"/>
        <table:table-column table:default-cell-style-name="ACE-0x7f8462c115b0" table:style-name="ACOL-0" table:number-columns-repeated="116"/>
        <table:table-row table:style-name="AROW-2">
          <table:table-cell table:style-name="ACE-0x7f8462c02028" office:value-type="string">
            <text:p>User Name</text:p>
          </table:table-cell>
          <table:table-cell table:style-name="ACE-0x7f8462c02150" office:value-type="string">
            <text:p>Password</text:p>
          </table:table-cell>
          <table:table-cell table:style-name="ACE-0x7f8462c02278" office:value-type="string">
            <text:p>SearchProduct</text:p>
          </table:table-cell>
          <table:table-cell table:style-name="ACE-0x7f8462c02278" office:value-type="string">
            <text:p>TabPanes</text:p>
          </table:table-cell>
          <table:table-cell table:style-name="ACE-0x7f8462c023a0" office:value-type="string">
            <text:p>ProductDetails</text:p>
          </table:table-cell>
          <table:table-cell table:style-name="ACE-0x7f8462c024c8" office:value-type="string">
            <text:p>Section</text:p>
          </table:table-cell>
          <table:table-cell table:number-columns-repeated="122" table:style-name="ACE-0x7f8462c115b0"/>
        </table:table-row>
        <table:table-row table:style-name="AROW-2">
          <table:table-cell table:style-name="ACE-0x7f8462c025f0" office:value-type="string">
            <text:p>testshopclue@sc.com</text:p>
          </table:table-cell>
          <table:table-cell table:style-name="ACE-0x7f8462c02718" office:value-type="string">
            <text:p>123456</text:p>
          </table:table-cell>
          <table:table-cell table:style-name="ACE-0x7f8462c02840" office:value-type="string">
            <text:p>Lakme</text:p>
          </table:table-cell>
          <table:table-cell table:style-name="ACE-0x7f8462c02968" office:value-type="string">
            <text:p>Keyword Type|Search Condition|Keyword|Re-direct (to URL)|MIDs Exempted|Substate|Section|Action</text:p>
          </table:table-cell>
          <table:table-cell table:style-name="ACE-0x7f8462c02968" office:value-type="string">
            <text:p>offers.html?sef_rewrite=1|142879|Active</text:p>
          </table:table-cell>
          <table:table-cell table:style-name="ACE-0x7f8462c02a90" office:value-type="string">
            <text:p>Active|Disabled</text:p>
          </table:table-cell>
          <table:table-cell table:number-columns-repeated="122" table:style-name="ACE-0x7f8462c115b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4_TestData" table:style-name="ta-0x7f8462bea7d0" table:print="false">
        <office:forms form:automatic-focus="false" form:apply-design-mode="false">
          <form:form/>
        </office:forms>
        <table:table-column table:default-cell-style-name="ACE-0x7f8462c116d8" table:style-name="ACOL-3"/>
        <table:table-column table:default-cell-style-name="ACE-0x7f8462c3b908" table:style-name="ACOL-4"/>
        <table:table-column table:default-cell-style-name="ACE-0x7f8462c116d8" table:style-name="ACOL-5"/>
        <table:table-column table:default-cell-style-name="ACE-0x7f8462c116d8" table:style-name="ACOL-6"/>
        <table:table-column table:default-cell-style-name="ACE-0x7f8462c116d8" table:style-name="ACOL-7"/>
        <table:table-column table:default-cell-style-name="ACE-0x7f8462c116d8" table:style-name="ACOL-8"/>
        <table:table-column table:default-cell-style-name="ACE-0x7f8462c116d8" table:style-name="ACOL-9"/>
        <table:table-column table:default-cell-style-name="ACE-0x7f8462c116d8" table:style-name="ACOL-10"/>
        <table:table-column table:default-cell-style-name="ACE-0x7f8462c116d8" table:style-name="ACOL-11"/>
        <table:table-column table:default-cell-style-name="ACE-0x7f8462c116d8" table:style-name="ACOL-12"/>
        <table:table-column table:default-cell-style-name="ACE-0x7f8462c116d8" table:style-name="ACOL-13"/>
        <table:table-column table:default-cell-style-name="ACE-0x7f8462c116d8" table:style-name="ACOL-14"/>
        <table:table-column table:default-cell-style-name="ACE-0x7f8462c116d8" table:style-name="ACOL-0" table:number-columns-repeated="116"/>
        <table:table-row table:style-name="AROW-2">
          <table:table-cell table:style-name="ACE-0x7f8462c3ba30" office:value-type="string">
            <text:p>User Name</text:p>
          </table:table-cell>
          <table:table-cell table:style-name="ACE-0x7f8462c3bb58" office:value-type="string">
            <text:p>Password</text:p>
          </table:table-cell>
          <table:table-cell table:style-name="ACE-0x7f8462c3bc80" office:value-type="string">
            <text:p>SearchProduct</text:p>
          </table:table-cell>
          <table:table-cell table:style-name="ACE-0x7f8462c3bc80" office:value-type="string">
            <text:p>TabPanes</text:p>
          </table:table-cell>
          <table:table-cell table:style-name="ACE-0x7f8462c3bda8" office:value-type="string">
            <text:p>ProductDetails</text:p>
          </table:table-cell>
          <table:table-cell table:style-name="ACE-0x7f8462c3bed0" office:value-type="string">
            <text:p>Section</text:p>
          </table:table-cell>
          <table:table-cell table:number-columns-repeated="122" table:style-name="ACE-0x7f8462c116d8"/>
        </table:table-row>
        <table:table-row table:style-name="AROW-2">
          <table:table-cell table:style-name="ACE-0x7f8462c3bff8" office:value-type="string">
            <text:p>testshopclue@sc.com</text:p>
          </table:table-cell>
          <table:table-cell table:style-name="ACE-0x7f8462c3c120" office:value-type="string">
            <text:p>123456</text:p>
          </table:table-cell>
          <table:table-cell table:style-name="ACE-0x7f8462c3c248" office:value-type="string">
            <text:p>Lakme</text:p>
          </table:table-cell>
          <table:table-cell table:style-name="ACE-0x7f8462c3c370" office:value-type="string">
            <text:p>Keyword Type|Search Condition|Keyword|Re-direct (to URL)|MIDs Exempted|Substate|Section|Action</text:p>
          </table:table-cell>
          <table:table-cell table:style-name="ACE-0x7f8462c3c370" office:value-type="string">
            <text:p>offers.html?sef_rewrite=1|142879|Active</text:p>
          </table:table-cell>
          <table:table-cell table:style-name="ACE-0x7f8462c3c498" office:value-type="string">
            <text:p>Active|Disabled</text:p>
          </table:table-cell>
          <table:table-cell table:number-columns-repeated="122" table:style-name="ACE-0x7f8462c116d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5_TestData" table:style-name="ta-0x7f8462bea9c0" table:print="false">
        <office:forms form:automatic-focus="false" form:apply-design-mode="false">
          <form:form/>
        </office:forms>
        <table:table-column table:default-cell-style-name="ACE-0x7f8462c11800" table:style-name="ACOL-3"/>
        <table:table-column table:default-cell-style-name="ACE-0x7f8462c3c5c0" table:style-name="ACOL-4"/>
        <table:table-column table:default-cell-style-name="ACE-0x7f8462c11800" table:style-name="ACOL-5"/>
        <table:table-column table:default-cell-style-name="ACE-0x7f8462c11800" table:style-name="ACOL-6"/>
        <table:table-column table:default-cell-style-name="ACE-0x7f8462c11800" table:style-name="ACOL-7"/>
        <table:table-column table:default-cell-style-name="ACE-0x7f8462c11800" table:style-name="ACOL-8"/>
        <table:table-column table:default-cell-style-name="ACE-0x7f8462c11800" table:style-name="ACOL-9"/>
        <table:table-column table:default-cell-style-name="ACE-0x7f8462c11800" table:style-name="ACOL-10"/>
        <table:table-column table:default-cell-style-name="ACE-0x7f8462c11800" table:style-name="ACOL-11"/>
        <table:table-column table:default-cell-style-name="ACE-0x7f8462c11800" table:style-name="ACOL-12"/>
        <table:table-column table:default-cell-style-name="ACE-0x7f8462c11800" table:style-name="ACOL-13"/>
        <table:table-column table:default-cell-style-name="ACE-0x7f8462c11800" table:style-name="ACOL-14"/>
        <table:table-column table:default-cell-style-name="ACE-0x7f8462c11800" table:style-name="ACOL-0" table:number-columns-repeated="116"/>
        <table:table-row table:style-name="AROW-2">
          <table:table-cell table:style-name="ACE-0x7f8462c3c6e8" office:value-type="string">
            <text:p>User Name</text:p>
          </table:table-cell>
          <table:table-cell table:style-name="ACE-0x7f8462c3c810" office:value-type="string">
            <text:p>Password</text:p>
          </table:table-cell>
          <table:table-cell table:style-name="ACE-0x7f8462c3c938" office:value-type="string">
            <text:p>SearchProduct</text:p>
          </table:table-cell>
          <table:table-cell table:style-name="ACE-0x7f8462c3c938" office:value-type="string">
            <text:p>TabPanes</text:p>
          </table:table-cell>
          <table:table-cell table:style-name="ACE-0x7f8462c3ca60" office:value-type="string">
            <text:p>ProductDetails</text:p>
          </table:table-cell>
          <table:table-cell table:style-name="ACE-0x7f8462c3cb88" office:value-type="string">
            <text:p>Section</text:p>
          </table:table-cell>
          <table:table-cell table:number-columns-repeated="122" table:style-name="ACE-0x7f8462c11800"/>
        </table:table-row>
        <table:table-row table:style-name="AROW-2">
          <table:table-cell table:style-name="ACE-0x7f8462c3ccb0" office:value-type="string">
            <text:p>testshopclue@sc.com</text:p>
          </table:table-cell>
          <table:table-cell table:style-name="ACE-0x7f8462c3cdd8" office:value-type="string">
            <text:p>123456</text:p>
          </table:table-cell>
          <table:table-cell table:style-name="ACE-0x7f8462c3cf00" office:value-type="string">
            <text:p>Lakme</text:p>
          </table:table-cell>
          <table:table-cell table:style-name="ACE-0x7f8462c3d028" office:value-type="string">
            <text:p>Keyword Type|Search Condition|Keyword|Re-direct (to URL)|MIDs Exempted|Substate|Section|Action</text:p>
          </table:table-cell>
          <table:table-cell table:style-name="ACE-0x7f8462c3d028" office:value-type="string">
            <text:p>offers.html?sef_rewrite=1|142879|Active</text:p>
          </table:table-cell>
          <table:table-cell table:style-name="ACE-0x7f8462c3d150" office:value-type="string">
            <text:p>Active|Disabled</text:p>
          </table:table-cell>
          <table:table-cell table:number-columns-repeated="122" table:style-name="ACE-0x7f8462c1180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2" gnm:cursor-row="11">
          <gnm:selection gnm:start-col="2" gnm:start-row="11" gnm:end-col="2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8462bf5d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462bdb6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462c068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462be65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462bf29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462c41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8462bea010" style:display-name="TestCase" style:page-layout-name="pl-0x7f8462bf5d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462bea200" style:display-name="AQA1_TestData" style:page-layout-name="pl-0x7f8462bdb6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462bea3f0" style:display-name="AQA2_TestData" style:page-layout-name="pl-0x7f8462c068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462bea5e0" style:display-name="AQA3_TestData" style:page-layout-name="pl-0x7f8462be65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462bea7d0" style:display-name="AQA4_TestData" style:page-layout-name="pl-0x7f8462bf29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462bea9c0" style:display-name="AQA5_TestData" style:page-layout-name="pl-0x7f8462c41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39:23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